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5.782cm" svg:height="6.999cm" svg:x="0.021cm" svg:y="0.02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jörn Peemöller</meta:initial-creator>
    <meta:creation-date>2011-05-03T21:14:50</meta:creation-date>
    <dc:date>2011-07-18T21:32:05</dc:date>
    <dc:creator>Björn Peemöller</dc:creator>
    <meta:editing-duration>PT50M19S</meta:editing-duration>
    <meta:editing-cycles>3</meta:editing-cycles>
    <meta:generator>LibreOffice/3.3$Unix LibreOffice_project/330m19$Build-2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83cm" svg:height="7cm" xlink:href="." xlink:type="simple" chart:class="chart:bar" chart:style-name="ch1">
        <chart:legend chart:legend-position="end" svg:x="13.265cm" svg:y="2.388cm" chart:style-name="ch2"/>
        <chart:plot-area chart:style-name="ch3" chart:data-source-has-labels="both" svg:x="1.47cm" svg:y="0.695cm" svg:width="11.165cm" svg:height="5.745cm">
          <chartooo:coordinate-region svg:x="2.435cm" svg:y="0.921cm" svg:width="10.2cm" svg:height="5.294cm"/>
          <chart:axis chart:dimension="x" chart:name="primary-x" chart:style-name="ch4">
            <chart:categories table:cell-range-address="local-table.$B$1:.$B$1"/>
          </chart:axis>
          <chart:axis chart:dimension="y" chart:name="primary-y" chart:style-name="ch5">
            <chart:title svg:x="0.451cm" svg:y="5.509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KiCS</text:p>
              </table:table-cell>
              <table:table-cell office:value-type="float" office:value="6.294">
                <text:p>6.294</text:p>
              </table:table-cell>
            </table:table-row>
            <table:table-row>
              <table:table-cell office:value-type="string">
                <text:p>KiCS2</text:p>
              </table:table-cell>
              <table:table-cell office:value-type="float" office:value="21.57">
                <text:p>21.57</text:p>
              </table:table-cell>
            </table:table-row>
            <table:table-row>
              <table:table-cell office:value-type="string">
                <text:p>PAKCS </text:p>
              </table:table-cell>
              <table:table-cell office:value-type="float" office:value="98.57">
                <text:p>98.57</text:p>
              </table:table-cell>
            </table:table-row>
            <table:table-row>
              <table:table-cell office:value-type="string">
                <text:p>MCC   </text:p>
              </table:table-cell>
              <table:table-cell office:value-type="float" office:value="2.51">
                <text:p>2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